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aae57" officeooo:paragraph-rsid="000aae57"/>
    </style:style>
    <style:style style:name="P2" style:family="paragraph" style:parent-style-name="Preformatted_20_Text">
      <style:text-properties officeooo:rsid="000a9844" officeooo:paragraph-rsid="000c51bb"/>
    </style:style>
    <style:style style:name="P3" style:family="paragraph" style:parent-style-name="Preformatted_20_Text">
      <style:text-properties officeooo:rsid="0010efac" officeooo:paragraph-rsid="000c51bb"/>
    </style:style>
    <style:style style:name="P4" style:family="paragraph" style:parent-style-name="Preformatted_20_Text">
      <style:text-properties officeooo:paragraph-rsid="000c51bb"/>
    </style:style>
    <style:style style:name="P5" style:family="paragraph" style:parent-style-name="Preformatted_20_Text">
      <style:text-properties officeooo:rsid="000c51bb" officeooo:paragraph-rsid="000c51bb"/>
    </style:style>
    <style:style style:name="P6" style:family="paragraph" style:parent-style-name="Text_20_body">
      <style:text-properties officeooo:rsid="000aae57" officeooo:paragraph-rsid="000aae57"/>
    </style:style>
    <style:style style:name="T1" style:family="text">
      <style:text-properties officeooo:rsid="000c51bb"/>
    </style:style>
    <style:style style:name="T2" style:family="text">
      <style:text-properties officeooo:rsid="00169c8a"/>
    </style:style>
    <style:style style:name="T3" style:family="text">
      <style:text-properties officeooo:rsid="000a9844"/>
    </style:style>
    <style:style style:name="T4" style:family="text">
      <style:text-properties style:font-name="Liberation Mono" fo:font-size="10pt" officeooo:rsid="000c51bb" style:font-name-asian="DejaVu Sans Mono" style:font-size-asian="10pt" style:font-name-complex="Liberation Mono" style:font-size-complex="10pt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oken handler configuration</text:p>
      <text:h text:style-name="P1" text:outline-level="1">Introduction</text:h>
      <text:p text:style-name="P6">OA4MP supports configuration of token handlers. These will create various types of tokens, <text:span text:style-name="T1">id, access, refresh. </text:span></text:p>
      <text:h text:style-name="Heading_20_1" text:outline-level="1">Format</text:h>
      <text:p text:style-name="P4">{"<text:span text:style-name="T4">tokens</text:span>" : </text:p>
      <text:p text:style-name="P4"><text:s text:c="3"/><text:span text:style-name="T4">HANDLER+ </text:span>// <text:span text:style-name="T2">Either a block or array of blocks</text:span></text:p>
      <text:p text:style-name="P4"><text:s text:c="3"/><text:span text:style-name="T3">}</text:span></text:p>
      <text:p text:style-name="P4"/>
      <text:p text:style-name="P5">HANDLER:</text:p>
      <text:p text:style-name="P4"><text:span text:style-name="T1"><text:s/></text:span><text:span text:style-name="T4">IDENTITY</text:span><text:span text:style-name="T1"> | </text:span><text:span text:style-name="T4">ACCESS </text:span><text:span text:style-name="T1">| </text:span><text:span text:style-name="T4">REFRESH</text:span></text:p>
      <text:p text:style-name="P5"/>
      <text:p text:style-name="P5">HANDLER:</text:p>
      <text:p text:style-name="P4"><text:span text:style-name="T1">{</text:span></text:p>
      <text:p text:style-name="P4"><text:span text:style-name="T1"><text:s/>{“type”:</text:span><text:span text:style-name="T4">TYPE</text:span><text:span text:style-name="T1">,</text:span></text:p>
      <text:p text:style-name="P5"><text:s text:c="2"/>QDL?</text:p>
      <text:p text:style-name="P5"><text:s text:c="2"/>“issuer”:<text:span text:style-name="T5">issuer</text:span></text:p>
      <text:p text:style-name="P5"><text:s text:c="2"/>“audience”: <text:span text:style-name="T5">audience</text:span></text:p>
      <text:p text:style-name="P5"><text:s text:c="2"/>“lifetime”: <text:span text:style-name="T5">lifetime (seconds)</text:span></text:p>
      <text:p text:style-name="P5"><text:s text:c="2"/>“type” : <text:span text:style-name="T5">type</text:span></text:p>
      <text:p text:style-name="P5">}</text:p>
      <text:p text:style-name="P5">}</text:p>
      <text:p text:style-name="P5"/>
      <text:p text:style-name="P5"/>
      <text:p text:style-name="P5">IDENTITY : </text:p>
      <text:p text:style-name="P4">BLOCK :</text:p>
      <text:p text:style-name="P2">{</text:p>
      <text:p text:style-name="P2"><text:s text:c="2"/>CODE </text:p>
      <text:p text:style-name="P2"><text:s text:c="3"/>[, XMD]</text:p>
      <text:p text:style-name="P2"><text:s text:c="3"/>[, ARGS]</text:p>
      <text:p text:style-name="P3"><text:s text:c="2"/></text:p>
      <text:p text:style-name="P2">}</text:p>
      <text:p text:style-name="P2"/>
      <text:p text:style-name="Standard">tokens{<text:line-break/> identity{<text:line-break/> <text:s text:c="3"/>type=identity<text:line-break/> <text:s text:c="3"/>qdl{<text:line-break/> <text:s text:c="7"/>load="fnal/fnal-idtoken.qdl"<text:line-break/> <text:s text:c="7"/>xmd={exec_phase="post_token"}<text:line-break/> <text:s text:c="5"/>}// end qdl<text:line-break/> <text:s text:c="3"/>} //end identity token<text:line-break/> <text:s text:c="3"/>access{<text:line-break/> <text:s text:c="6"/>type=wlcg<text:line-break/> <text:s text:c="6"/>issuer="https:cilogon.org"<text:line-break/> <text:s text:c="6"/>audience="https://wlcg.cern.ch/jwt/v1/any"<text:line-break/> <text:s text:c="6"/>lifetime=3600000<text:line-break/> <text:s text:c="6"/>qdl{<text:line-break/><text:soft-page-break/> <text:s text:c="9"/>load="fnal/fnal-at.qdl"<text:line-break/> <text:s text:c="9"/>xmd={exec_phase=["post_token","post_refresh","post_exchange"]}<text:line-break/> <text:s text:c="9"/>args=["USER_ID", "PASSWORD"]<text:line-break/> <text:s text:c="6"/>} //end QDL<text:line-break/> <text:s text:c="3"/>} // end access token<text:line-break/> <text:s/>} //end token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3:29:01.806786375</meta:creation-date>
    <dc:date>2021-04-16T17:11:13.776103252</dc:date>
    <meta:editing-duration>P1DT3H32M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28" meta:word-count="99" meta:character-count="946" meta:non-whitespace-character-count="725"/>
  </office:meta>
</office:document-meta>
</file>